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a199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weight="normal" officeooo:rsid="000edde9" officeooo:paragraph-rsid="000edde9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weight="normal" officeooo:rsid="000fad43" officeooo:paragraph-rsid="000fad43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weight="normal" officeooo:rsid="000fad43" officeooo:paragraph-rsid="00117a44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weight="normal" officeooo:rsid="000fad43" officeooo:paragraph-rsid="000fad43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weight="normal" officeooo:rsid="00117a44" officeooo:paragraph-rsid="00117a44" style:font-weight-asian="normal" style:font-weight-complex="normal"/>
    </style:style>
    <style:style style:name="T1" style:family="text">
      <style:text-properties fo:font-variant="normal" fo:text-transform="none" fo:color="#626262" loext:opacity="100%" style:font-name="Segoe UI1" fo:font-size="10.5pt" fo:letter-spacing="normal" fo:font-style="normal" fo:font-weight="normal"/>
    </style:style>
    <style:style style:name="T2" style:family="text">
      <style:text-properties fo:font-variant="normal" fo:text-transform="none" fo:color="#626262" loext:opacity="100%" style:font-name="Segoe UI1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626262" loext:opacity="100%" fo:letter-spacing="normal"/>
    </style:style>
    <style:style style:name="T4" style:family="text">
      <style:text-properties officeooo:rsid="000fad43"/>
    </style:style>
    <style:style style:name="T5" style:family="text">
      <style:text-properties officeooo:rsid="001080f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a44"/>
    </style:style>
    <style:style style:name="T8" style:family="text">
      <style:text-properties officeooo:rsid="00120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dija um texto que </text:span><text:span text:style-name="T2">descreva</text:span><text:span text:style-name="T3"> </text:span><text:span text:style-name="T1">como acontece a ATENUAÇÃO e a DISTORÇÃO nas comunicações em redes, assim como, quais são os tipos de RUÍDOS.</text:span> </text:p>
      <text:p text:style-name="P1"/>
      <text:p text:style-name="P2"><text:span text:style-name="T4"><text:tab/>Uma comunicação segura e eficaz é fundamental em um ambiente de rede, entretanto, existem vários tipos de imperfeições </text:span><text:span text:style-name="T7">que</text:span><text:span text:style-name="T4"> resultam em perda de dados durante um processo de transmissão. Ao longo</text:span> <text:span text:style-name="T4">d</text:span>a transmissão, mais precisamente na camada de Enlace, pode ocorrer efeitos indesejáveis que geram muita perda de dados. Estas perdas acontecem através de Atenuação, Distorção ou Ruídos.</text:p>
      <text:p text:style-name="P2"/>
      <text:p text:style-name="P2"><text:tab/>A atenuação ocorre devido a <text:span text:style-name="T4">diminuição da intensidade de um sinal transmitido entre dois hosts. Ao longo do caminho, ocorre uma dispersão</text:span> de energia <text:span text:style-name="T4">que causa a diminuição gradual da força do sinal transmitido</text:span>. Durante o tráfego <text:span text:style-name="T4">de dados entre dois hosts</text:span>, seja ele por cabo, ar, ou fribra optica, a energia que transporta ess<text:span text:style-name="T4">as informações</text:span> vai perdendo força <text:span text:style-name="T4">ao longo do trajeto.</text:span> <text:span text:style-name="T7">Portanto, em um processo de transmissão, o sinal</text:span> sai d<text:span text:style-name="T4">e um</text:span> host “A” com a potência total e <text:span text:style-name="T4">sempre</text:span> chega ao host “B” com <text:span text:style-name="T4">a</text:span> potência <text:span text:style-name="T4">menor que</text:span> quando foi enviado. Uma analogia que pode ser feita é quando um jogador chuta uma bola, ela sai com grande potência do pé do jogador, mas, a medida que a bola realiza seu percurso, ela vai perdendo força, até cair ao solo e parar completamente. Se o gol está próximo do jogador que realizou o chute, a bola chegará com uma potência maior, mas, se o gol está longe, a bola chegará mais devagar ou talvez nem chegará. Caso ela não chegue, poderá vir um outro jogador e chutar a bola novamente para que termine de chegar ao seu destino final, e, no caso dos dados, essa nova potência seria realizada por um amplificador de sinal. Portanto a atenuação pode ser evitada ou corrigida com o uso de amplificadores de sinal, que serão colocados em pontos estratégicos <text:span text:style-name="T4">de</text:span> uma rede, fazendo com que o sinal que chega fraco no amplificador, seja revitalizado, ganhando nova potência <text:span text:style-name="T4">para</text:span> chegar ao seu destino final.</text:p>
      <text:p text:style-name="P2"/>
      <text:p text:style-name="P3"><text:span text:style-name="T7"><text:tab/>Já a </text:span>Distorção, ocorre devido a deformação do sinal. <text:span text:style-name="T5">Essa deformação pode ser causada pela diferença de velocidade entre componentes presentes em uma transmissão. Essa divergência faz com que u</text:span>m dado que sai do host “A” com <text:span text:style-name="T5">uma</text:span> informação, cheg<text:span text:style-name="T5">ue</text:span> ao host “B” com a informação diferente d<text:span text:style-name="T5">o</text:span> que foi enviad<text:span text:style-name="T5">o</text:span>. Para que seja solucionado esse tipo de <text:span text:style-name="T5">deformação do sinal</text:span>, são utilizados regeneradores, <text:span text:style-name="T5">que trabalham utilizando técnicas de equalização, controlando a forma do sinal para que não ocorram variações de velocidade</text:span>.</text:p>
      <text:p text:style-name="P3"/>
      <text:p text:style-name="P3"><text:tab/>Outro efeito indesejável que ocasiona perda na transmissão de dados são os Ruídos. Existem vários tipos de ruídos <text:span text:style-name="T5">que podem prejudicar a comunicação de redes</text:span>: </text:p>
      <text:p text:style-name="P3"><text:span text:style-name="T6"><text:tab/>Ruído Térmico:</text:span> é o tipo de ruído mais comum, ele ocorre quando o sinal passa pelos cabos gerando uma movimentação causada <text:span text:style-name="T8">pelo </text:span>tráfego dos elétrons. Ele é considerado um ruído “branco”, pois, é uma atividade normal par<text:span text:style-name="T8">a</text:span> uma transferência de dados. <text:span text:style-name="T7">Porém, o ruído branco pode provocar o superaquecimento dos cabos e causar falhas na comunicação.</text:span></text:p>
      <text:p text:style-name="P3"><text:span text:style-name="T6"><text:tab/>Ruído Induzido:</text:span> ocorre quando a comunicação é realizada em um local que seja próximo a motores<text:tab/>ou aparelhos elétricos. Estes equipamentos causam ruídos que podem interferir na qualidade do sinal ou até mesmo interrompê-lo de forma que inviabilize uma comunicação.</text:p>
      <text:p text:style-name="P4"><text:span text:style-name="T6"><text:tab/>Crosstalk:</text:span> Este ruído <text:span text:style-name="T7">é conhecido também como </text:span>Diafonia ou Linha Cruzada. <text:span text:style-name="T8">E</text:span><text:span text:style-name="T7">le </text:span>ocorre quando um cabo de transmissão de dados está muito próximo a outro cabo, <text:span text:style-name="T8">p</text:span>ode<text:span text:style-name="T7">ndo</text:span> <text:span text:style-name="T7">haver</text:span> desde pequenas interferências como também ruídos maiores <text:span text:style-name="T7">causando</text:span> a sobreposição no dado transmitido, alterando o valor a ser recebido pelos destinatários.</text:p>
      <text:p text:style-name="P3"><text:span text:style-name="T6"><text:tab/>Ruído Impulsivo:</text:span> ocorre quando há a transmissão de um volume de energia maior do que o esperado. Um exemplo comum seria um relâmpago, que gera uma <text:soft-page-break/>descarga elétrica ocasionando um pico de energia muito grande, de forma a interromper a comunicação e transmissão dos dados.</text:p>
      <text:p text:style-name="P3"><text:span text:style-name="T6"><text:tab/>Ruído de Intermodulação:</text:span> Quando determinado sinal possui uma potência muito alta, pode ocorrer uma alteração na frequência em que normalmente seria transmitido, ocasionando a interferência ou até interrupção na transmissão dos dados.</text:p>
      <text:p text:style-name="P6"><text:tab/>Fato é que, os ruídos estão presentes em todo tipo de rede. A tarefa do gerenciador é utilizar os equipamentos necessários para minimizá-los, de f<text:span text:style-name="T8">orma</text:span> que a rede sofra o menor impacto possível, para que assim possa se estabelecer uma conexão mais segura e confiável para as transmissões de d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9T19:54:46.970000000</dc:date>
    <meta:editing-duration>P1DT17H38M22S</meta:editing-duration>
    <meta:editing-cycles>1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1" meta:word-count="713" meta:character-count="4365" meta:non-whitespace-character-count="3651"/>
  </office:meta>
</office:document-meta>
</file>